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7*"/>
    </style:style>
    <style:style style:name="Table1.K" style:family="table-column">
      <style:table-column-properties style:column-width="1.547cm" style:rel-column-width="5965*"/>
    </style:style>
    <style:style style:name="Table1.A1" style:family="table-cell">
      <style:table-cell-properties fo:padding="0.097cm" fo:border-left="5pt solid #000000" fo:border-right="none" fo:border-top="5pt solid #000000" fo:border-bottom="5pt solid #000000"/>
    </style:style>
    <style:style style:name="Table1.K1" style:family="table-cell">
      <style:table-cell-properties fo:padding="0.097cm" fo:border="5pt solid #000000"/>
    </style:style>
    <style:style style:name="Table1.2" style:family="table-row">
      <style:table-row-properties style:row-height="2cm"/>
    </style:style>
    <style:style style:name="Table1.A2" style:family="table-cell">
      <style:table-cell-properties fo:padding="0.097cm" fo:border-left="5pt solid #000000" fo:border-right="none" fo:border-top="none" fo:border-bottom="5pt solid #000000"/>
    </style:style>
    <style:style style:name="Table1.B2" style:family="table-cell">
      <style:table-cell-properties style:vertical-align="middle" fo:padding="0.097cm" fo:border-left="5pt solid #000000" fo:border-right="none" fo:border-top="none" fo:border-bottom="5pt solid #000000"/>
    </style:style>
    <style:style style:name="Table1.K2" style:family="table-cell">
      <style:table-cell-properties style:vertical-align="middle" fo:padding="0.097cm" fo:border-left="5pt solid #000000" fo:border-right="5pt solid #000000" fo:border-top="none" fo:border-bottom="5pt solid #000000"/>
    </style:style>
    <style:style style:name="Table1.K3" style:family="table-cell">
      <style:table-cell-properties fo:padding="0.097cm" fo:border-left="5pt solid #000000" fo:border-right="5pt solid #000000" fo:border-top="none" fo:border-bottom="5pt solid #000000"/>
    </style:style>
    <style:style style:name="Table1.K4" style:family="table-cell">
      <style:table-cell-properties fo:padding="0.097cm" fo:border-left="5pt solid #000000" fo:border-right="5pt solid #000000" fo:border-top="none" fo:border-bottom="5pt solid #000000"/>
    </style:style>
    <style:style style:name="Table1.K5" style:family="table-cell">
      <style:table-cell-properties fo:padding="0.097cm" fo:border-left="5pt solid #000000" fo:border-right="5pt solid #000000" fo:border-top="none" fo:border-bottom="5pt solid #000000"/>
    </style:style>
    <style:style style:name="Table1.K6" style:family="table-cell">
      <style:table-cell-properties fo:padding="0.097cm" fo:border-left="5pt solid #000000" fo:border-right="5pt solid #000000" fo:border-top="none" fo:border-bottom="5pt solid #000000"/>
    </style:style>
    <style:style style:name="Table1.K7" style:family="table-cell">
      <style:table-cell-properties fo:padding="0.097cm" fo:border-left="5pt solid #000000" fo:border-right="5pt solid #000000" fo:border-top="none" fo:border-bottom="5pt solid #000000"/>
    </style:style>
    <style:style style:name="Table1.K8" style:family="table-cell">
      <style:table-cell-properties fo:padding="0.097cm" fo:border-left="5pt solid #000000" fo:border-right="5pt solid #000000" fo:border-top="none" fo:border-bottom="5pt solid #000000"/>
    </style:style>
    <style:style style:name="Table1.K9" style:family="table-cell">
      <style:table-cell-properties fo:padding="0.097cm" fo:border-left="5pt solid #000000" fo:border-right="5pt solid #000000" fo:border-top="none" fo:border-bottom="5pt solid #000000"/>
    </style:style>
    <style:style style:name="Table1.K10" style:family="table-cell">
      <style:table-cell-properties fo:padding="0.097cm" fo:border-left="5pt solid #000000" fo:border-right="5pt solid #000000" fo:border-top="none" fo:border-bottom="5pt solid #000000"/>
    </style:style>
    <style:style style:name="Table1.K11" style:family="table-cell">
      <style:table-cell-properties fo:padding="0.097cm" fo:border-left="5pt solid #000000" fo:border-right="5pt solid #000000" fo:border-top="none" fo:border-bottom="5pt solid #000000"/>
    </style:style>
    <style:style style:name="Table1.K12" style:family="table-cell">
      <style:table-cell-properties fo:padding="0.097cm" fo:border-left="5pt solid #000000" fo:border-right="5pt solid #000000" fo:border-top="none" fo:border-bottom="5pt solid #000000"/>
    </style:style>
    <style:style style:name="Table1.K13" style:family="table-cell">
      <style:table-cell-properties fo:padding="0.097cm" fo:border-left="5pt solid #000000" fo:border-right="5pt solid #000000" fo:border-top="none" fo:border-bottom="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officeooo:rsid="0015197a" officeooo:paragraph-rsid="0015197a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officeooo:rsid="0016f8fd" officeooo:paragraph-rsid="0016f8f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40pt" fo:font-weight="bold" officeooo:rsid="0016f8fd" officeooo:paragraph-rsid="0016f8fd" style:font-size-asian="40pt" style:font-weight-asian="bold" style:font-size-complex="4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5197a" officeooo:paragraph-rsid="0015197a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K1" office:value-type="string">
            <text:p text:style-name="P3">9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3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5">5</text:p>
          </table:table-cell>
          <table:table-cell table:style-name="Table1.B2" office:value-type="string">
            <text:p text:style-name="P5">6</text:p>
          </table:table-cell>
          <table:table-cell table:style-name="Table1.B2" office:value-type="string">
            <text:p text:style-name="P5">7</text:p>
          </table:table-cell>
          <table:table-cell table:style-name="Table1.B2" office:value-type="string">
            <text:p text:style-name="P5">8</text:p>
          </table:table-cell>
          <table:table-cell table:style-name="Table1.K2" office:value-type="string">
            <text:p text:style-name="P5">9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1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K1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K13" office:value-type="string">
            <text:p text:style-name="P7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8:00:57.126422503</meta:creation-date>
    <meta:print-date>2015-11-27T15:12:29.074737648</meta:print-date>
    <dc:date>2015-11-27T19:53:23.164439327</dc:date>
    <meta:editing-duration>PT4H41M10S</meta:editing-duration>
    <meta:editing-cycles>4</meta:editing-cycles>
    <meta:generator>LibreOffice/5.0.2.2$Linux_X86_64 LibreOffice_project/00m0$Build-2</meta:generator>
    <meta:document-statistic meta:table-count="1" meta:image-count="0" meta:object-count="0" meta:page-count="2" meta:paragraph-count="20" meta:word-count="20" meta:character-count="20" meta:non-whitespace-character-count="20"/>
  </office:meta>
</office:document-meta>
</file>